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90000027E28F05B114FB823F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39in" fo:min-width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54in" fo:min-width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489in" svg:y="0in" svg:width="3.7602in" svg:height="6.6457in" draw:z-index="0"><draw:image xlink:href="Pictures/10000000000001690000027E28F05B114FB823F9.png" xlink:type="simple" xlink:show="embed" xlink:actuate="onLoad" loext:mime-type="image/png"/></draw:frame><draw:custom-shape text:anchor-type="paragraph" draw:z-index="1" draw:name="Shape1" draw:style-name="gr1" draw:text-style-name="P1" svg:width="0.2606in" svg:height="0.2606in" svg:x="1.7862in" svg:y="0.9217in"><text:p text:style-name="P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" svg:width="0.2606in" svg:height="0.2606in" svg:x="1.7862in" svg:y="1.6193in"><text:p text:style-name="P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" svg:width="0.2606in" svg:height="0.2606in" svg:x="1.7862in" svg:y="2.2756in"><text:p text:style-name="P1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1" svg:width="0.2606in" svg:height="0.2606in" svg:x="1.911in" svg:y="3.161in"><text:p text:style-name="P1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2" svg:width="0.2614in" svg:height="0.2622in" svg:x="2.1299in" svg:y="3.6091in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draw:text-style-name="P2" svg:width="0.2614in" svg:height="0.2622in" svg:x="2.0362in" svg:y="4.0984in"><text:p text:style-name="P1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47:50.226909383</meta:creation-date>
    <dc:date>2019-08-23T11:53:32.205372691</dc:date>
    <meta:editing-duration>PT5M39S</meta:editing-duration>
    <meta:editing-cycles>3</meta:editing-cycles>
    <meta:generator>LibreOffice/6.2.5.2$Linux_X86_64 LibreOffice_project/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